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A40000017853E6865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Narrow" svg:font-family="'Arial Narrow'" style:font-family-generic="roman"/>
    <style:font-face style:name="Tahoma" svg:font-family="Tahoma" style:font-family-generic="roman"/>
    <style:font-face style:name="Arial1" svg:font-family="Arial" style:font-family-generic="swiss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489cm" fo:margin-left="-0.014cm" table:align="left"/>
    </style:style>
    <style:style style:name="Tabelle1.A" style:family="table-column">
      <style:table-column-properties style:column-width="3.999cm"/>
    </style:style>
    <style:style style:name="Tabelle1.B" style:family="table-column">
      <style:table-column-properties style:column-width="2.501cm"/>
    </style:style>
    <style:style style:name="Tabelle1.C" style:family="table-column">
      <style:table-column-properties style:column-width="1cm"/>
    </style:style>
    <style:style style:name="Tabelle1.D" style:family="table-column">
      <style:table-column-properties style:column-width="9.989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elle1.A2" style:family="table-cell">
      <style:table-cell-properties style:vertical-align="middle" fo:padding="0cm" fo:border-left="none" fo:border-right="none" fo:border-top="0.5pt solid #000001" fo:border-bottom="none"/>
    </style:style>
    <style:style style:name="Tabelle1.A3" style:family="table-cell">
      <style:table-cell-properties style:vertical-align="" fo:padding="0cm" fo:border="none"/>
    </style:style>
    <style:style style:name="Tabelle1.A23" style:family="table-cell">
      <style:table-cell-properties style:vertical-align="middle" fo:padding="0cm" fo:border-left="none" fo:border-right="none" fo:border-top="none" fo:border-bottom="0.5pt solid #000001"/>
    </style:style>
    <style:style style:name="Tabelle1.A25" style:family="table-cell">
      <style:table-cell-properties style:vertical-align="" fo:padding="0cm" fo:border-left="none" fo:border-right="none" fo:border-top="0.5pt solid #000001" fo:border-bottom="none"/>
    </style:style>
    <style:style style:name="Tabelle1.A27" style:family="table-cell">
      <style:table-cell-properties style:vertical-align="" fo:padding="0cm" fo:border-left="none" fo:border-right="none" fo:border-top="none" fo:border-bottom="0.5pt solid #dddddd"/>
    </style:style>
    <style:style style:name="Tabelle1.A31" style:family="table-cell">
      <style:table-cell-properties style:vertical-align="" fo:padding="0cm" fo:border-left="none" fo:border-right="none" fo:border-top="0.5pt solid #dddddd" fo:border-bottom="none"/>
    </style:style>
    <style:style style:name="Tabelle1.A42" style:family="table-cell">
      <style:table-cell-properties style:vertical-align="middle" fo:padding="0cm" fo:border="none"/>
    </style:style>
    <style:style style:name="P1" style:family="paragraph" style:parent-style-name="Footer">
      <style:paragraph-properties fo:margin-left="0cm" fo:margin-right="-0.023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2" fo:font-size="10pt" fo:language="de" fo:country="DE" fo:font-weight="bold" style:font-size-asian="10pt" style:language-asian="de" style:country-asian="DE" style:font-weight-asian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2" fo:font-size="10pt" fo:language="de" fo:country="DE" style:font-size-asian="10pt" style:language-asian="de" style:country-asian="DE"/>
    </style:style>
    <style:style style:name="P5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orphans="2" fo:widows="2" fo:text-indent="0cm" style:auto-text-indent="false" style:vertical-align="auto"/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P6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orphans="2" fo:widows="2" fo:text-indent="0cm" style:auto-text-indent="false" style:vertical-align="auto"/>
      <style:text-properties style:font-name="Arial2" fo:font-size="8pt" fo:language="en" fo:country="US" style:font-size-asian="8pt" style:language-asian="de" style:country-asian="DE"/>
    </style:style>
    <style:style style:name="P7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style:vertical-align="auto"/>
      <style:text-properties style:font-name="Arial2" fo:font-size="8pt" fo:language="en" fo:country="US" style:font-size-asian="8pt" style:language-asian="de" style:country-asian="DE"/>
    </style:style>
    <style:style style:name="P8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style:vertical-align="auto"/>
    </style:style>
    <style:style style:name="P9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P10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>
        <style:tab-stops>
          <style:tab-stop style:position="0.501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11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de" fo:country="DE" style:font-size-asian="8pt" style:language-asian="de" style:country-asian="DE"/>
    </style:style>
    <style:style style:name="P12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en" fo:country="US" style:font-size-asian="8pt" style:language-asian="de" style:country-asian="DE"/>
    </style:style>
    <style:style style:name="P13" style:family="paragraph" style:parent-style-name="Standard" style:master-page-name="Standard">
      <style:paragraph-properties fo:margin-left="0cm" fo:margin-right="0cm" fo:text-align="start" style:justify-single-word="false" fo:orphans="2" fo:widows="2" fo:text-indent="0cm" style:auto-text-indent="false" style:page-number="auto" style:vertical-align="auto"/>
      <style:text-properties style:font-name="Arial2" fo:font-size="10pt" fo:language="de" fo:country="DE" fo:font-weight="bold" style:font-size-asian="10pt" style:language-asian="de" style:country-asian="DE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2" fo:font-size="10pt" fo:language="de" fo:country="DE" style:font-size-asian="10pt" style:language-asian="de" style:country-asian="DE"/>
    </style:style>
    <style:style style:name="P15" style:family="paragraph" style:parent-style-name="Formatvorlage_20_Abstand" style:list-style-name="WWNum10">
      <style:paragraph-properties fo:margin-left="0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16" style:family="paragraph" style:parent-style-name="BB_20_8pt" style:list-style-name="WWNum10">
      <style:paragraph-properties fo:margin-left="0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P17" style:family="paragraph" style:parent-style-name="BB_20_8pt" style:list-style-name="WWNum10">
      <style:paragraph-properties fo:margin-left="0cm" fo:margin-right="0cm" fo:margin-top="0.053cm" fo:margin-bottom="0.053cm" style:contextual-spacing="false" fo:text-align="start" style:justify-single-word="false" fo:orphans="0" fo:widows="0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P18" style:family="paragraph" style:parent-style-name="BB_20_8pt" style:list-style-name="WWNum10">
      <style:paragraph-properties fo:margin-left="0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19" style:family="paragraph" style:parent-style-name="BB_20_8pt" style:list-style-name="WWNum10">
      <style:paragraph-properties fo:margin-left="0cm" fo:margin-right="0cm" fo:margin-top="0.053cm" fo:margin-bottom="0.053cm" style:contextual-spacing="false" fo:text-align="start" style:justify-single-word="false" fo:orphans="0" fo:widows="0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20" style:family="paragraph" style:parent-style-name="BB_20_8pt" style:list-style-name="WWNum10">
      <style:paragraph-properties fo:margin-left="0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it" fo:country="IT" style:font-size-asian="8pt" style:language-asian="de" style:country-asian="DE"/>
    </style:style>
    <style:style style:name="P21" style:family="paragraph" style:parent-style-name="BB_20_8pt" style:list-style-name="WWNum10">
      <style:paragraph-properties fo:margin-left="0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it" fo:country="IT" fo:font-weight="bold" style:font-size-asian="8pt" style:language-asian="de" style:country-asian="DE" style:font-weight-asian="bold"/>
    </style:style>
    <style:style style:name="P22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de" fo:country="DE" style:font-size-asian="8pt" style:language-asian="de" style:country-asian="DE"/>
    </style:style>
    <style:style style:name="P23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P24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en" fo:country="US" style:font-size-asian="8pt" style:language-asian="de" style:country-asian="DE"/>
    </style:style>
    <style:style style:name="P25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fo:keep-with-next="always" style:vertical-align="auto"/>
      <style:text-properties style:font-name="Arial2" fo:font-size="8pt" fo:language="en" fo:country="US" officeooo:paragraph-rsid="000678b4" style:font-size-asian="8pt" style:language-asian="de" style:country-asian="DE"/>
    </style:style>
    <style:style style:name="P26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2" fo:widows="2" fo:text-indent="0cm" style:auto-text-indent="false" style:vertical-align="auto"/>
      <style:text-properties style:font-name="Arial2" fo:font-size="8pt" fo:language="en" fo:country="US" style:font-size-asian="8pt" style:language-asian="de" style:country-asian="DE"/>
    </style:style>
    <style:style style:name="P27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orphans="2" fo:widows="2" fo:text-indent="0cm" style:auto-text-indent="false" style:vertical-align="auto"/>
      <style:text-properties style:font-name="Arial2" fo:font-size="8pt" fo:language="en" fo:country="US" style:font-size-asian="8pt" style:language-asian="de" style:country-asian="DE"/>
    </style:style>
    <style:style style:name="P28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0" fo:widows="0" fo:text-indent="0cm" style:auto-text-indent="false" style:vertical-align="auto"/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P29" style:family="paragraph" style:parent-style-name="BB_20_8pt">
      <style:paragraph-properties fo:margin-left="0cm" fo:margin-right="0cm" fo:margin-top="0.053cm" fo:margin-bottom="0.053cm" style:contextual-spacing="false" fo:text-align="start" style:justify-single-word="false" fo:keep-together="always" fo:orphans="0" fo:widows="0" fo:text-indent="0cm" style:auto-text-indent="false" style:vertical-align="auto"/>
      <style:text-properties style:font-name="Arial2" fo:font-size="8pt" fo:language="de" fo:country="DE" style:font-size-asian="8pt" style:language-asian="de" style:country-asian="DE"/>
    </style:style>
    <style:style style:name="P30" style:family="paragraph" style:parent-style-name="BB_20_8pt" style:list-style-name="WWNum11">
      <style:paragraph-properties fo:margin-left="1.27cm" fo:margin-right="0cm" fo:margin-top="0.053cm" fo:margin-bottom="0.053cm" style:contextual-spacing="false" fo:text-align="start" style:justify-single-word="false" fo:keep-together="always" fo:orphans="2" fo:widows="2" fo:text-indent="-0.635cm" style:auto-text-indent="false" fo:keep-with-next="always" style:vertical-align="auto">
        <style:tab-stops>
          <style:tab-stop style:position="1.27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31" style:family="paragraph" style:parent-style-name="BB_20_8pt" style:list-style-name="WWNum11">
      <style:paragraph-properties fo:margin-left="2.54cm" fo:margin-right="0cm" fo:margin-top="0.053cm" fo:margin-bottom="0.053cm" style:contextual-spacing="false" fo:text-align="start" style:justify-single-word="false" fo:keep-together="always" fo:orphans="2" fo:widows="2" fo:text-indent="-0.635cm" style:auto-text-indent="false" fo:keep-with-next="always" style:vertical-align="auto">
        <style:tab-stops>
          <style:tab-stop style:position="2.54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32" style:family="paragraph" style:parent-style-name="BB_20_8pt" style:list-style-name="WWNum12">
      <style:paragraph-properties fo:margin-left="0.635cm" fo:margin-right="0cm" fo:margin-top="0.053cm" fo:margin-bottom="0.053cm" style:contextual-spacing="false" fo:text-align="start" style:justify-single-word="false" fo:keep-together="always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33" style:family="paragraph" style:parent-style-name="BB_20_8pt" style:list-style-name="WWNum13">
      <style:paragraph-properties fo:margin-left="0.635cm" fo:margin-right="0cm" fo:margin-top="0.053cm" fo:margin-bottom="0.053cm" style:contextual-spacing="false" fo:text-align="start" style:justify-single-word="false" fo:keep-together="always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2" fo:font-size="8pt" fo:language="de" fo:country="DE" style:font-size-asian="8pt" style:language-asian="de" style:country-asian="DE"/>
    </style:style>
    <style:style style:name="P34" style:family="paragraph" style:parent-style-name="Fett_20_Kapitel_20_8pt" style:list-style-name="WWNum10">
      <style:paragraph-properties fo:margin-left="0.501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</style:style>
    <style:style style:name="P35" style:family="paragraph" style:parent-style-name="Fett_20_Kapitel_20_8pt" style:list-style-name="WWNum10">
      <style:paragraph-properties fo:margin-left="0.501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T1" style:family="text">
      <style:text-properties style:font-name="Arial2" fo:font-size="10pt" fo:language="de" fo:country="DE" style:font-size-asian="10pt" style:language-asian="de" style:country-asian="DE"/>
    </style:style>
    <style:style style:name="T2" style:family="text">
      <style:text-properties style:font-name="Arial2" fo:font-size="10pt" fo:language="de" fo:country="DE" style:text-underline-style="solid" style:text-underline-width="auto" style:text-underline-color="font-color" style:font-size-asian="10pt" style:language-asian="de" style:country-asian="DE"/>
    </style:style>
    <style:style style:name="T3" style:family="text"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T4" style:family="text">
      <style:text-properties style:font-name="Arial2" fo:font-size="8pt" fo:language="de" fo:country="DE" fo:font-weight="normal" style:font-size-asian="8pt" style:language-asian="de" style:country-asian="DE" style:font-weight-asian="normal"/>
    </style:style>
    <style:style style:name="T5" style:family="text">
      <style:text-properties fo:text-transform="uppercase" style:font-name="Arial2" fo:font-size="14pt" fo:language="de" fo:country="DE" fo:font-weight="bold" style:font-size-asian="14pt" style:language-asian="de" style:country-asian="DE" style:font-weight-asian="bold"/>
    </style:style>
    <style:style style:name="T6" style:family="text">
      <style:text-properties fo:text-transform="uppercase" style:font-name="Arial2" fo:font-size="14pt" fo:language="de" fo:country="DE" style:font-size-asian="14pt" style:language-asian="de" style:country-asian="DE"/>
    </style:style>
    <style:style style:name="T7" style:family="text">
      <style:text-properties style:font-name="Arial Narrow" fo:font-size="8pt" fo:language="de" fo:country="DE" style:font-size-asian="8pt" style:language-asian="de" style:country-asian="DE"/>
    </style:style>
    <style:style style:name="T8" style:family="text">
      <style:text-properties style:font-name="Arial Narrow" fo:font-size="8pt" fo:language="zxx" fo:country="none" style:font-size-asian="8pt" style:language-asian="zxx" style:country-asian="none"/>
    </style:style>
    <style:style style:name="T9" style:family="text">
      <style:text-properties fo:color="#e62332" style:font-name="Arial2" fo:font-size="10pt" fo:language="de" fo:country="DE" fo:font-weight="bold" style:font-size-asian="10pt" style:language-asian="de" style:country-asian="DE" style:font-weight-asian="bold"/>
    </style:style>
    <style:style style:name="T10" style:family="text">
      <style:text-properties fo:color="#e62332" style:font-name="Arial2" fo:font-size="8pt" fo:language="de" fo:country="DE" fo:font-weight="normal" style:font-size-asian="8pt" style:language-asian="de" style:country-asian="DE" style:font-weight-asian="normal"/>
    </style:style>
    <style:style style:name="T11" style:family="text">
      <style:text-properties fo:color="#0000ff" style:font-name="Arial2" fo:font-size="8pt" fo:language="en" fo:country="US" style:text-underline-style="solid" style:text-underline-width="auto" style:text-underline-color="font-color" style:font-size-asian="8pt" style:language-asian="de" style:country-asian="DE"/>
    </style:style>
    <style:style style:name="T12" style:family="text">
      <style:text-properties officeooo:rsid="000678b4"/>
    </style:style>
    <style:style style:name="T13" style:family="text">
      <style:text-properties style:font-name="Arial2" fo:font-size="6pt" fo:language="de" fo:country="DE" style:font-size-asian="6pt" style:language-asian="de" style:country-asian="DE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-color="#ffffff" fo:min-height="4.466cm" fo:min-width="0.335cm" style:run-through="back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ie bewegen sich als Künstler (m/w), Ingenieur (m/w) oder Techniker (m/w) in interdisziplinären Spannungsfeldern zwischen Kunst und Technik? Dann nutzen Sie die Chance, Ihre Arbeit einer breiten (Fach)Öffentlichkeit bekanntzumachen. Beteiligen Sie sich am FERCHAU‑Wettbewerb ART OF ENGINEERING!</text:p>
      <text:p text:style-name="P3"/>
      <text:p text:style-name="P4">Reichen Sie zur Beurteilung eine künstlerisch-technische Arbeit zum Thema „Raum &amp; Energie“ ein, und sichern Sie sich so eine hohe Prämierung. Der Preis für Platz 1: 10.000 Euro!</text:p>
      <text:p text:style-name="P4"/>
      <text:p text:style-name="P2"><text:span text:style-name="T1">Füllen Sie dieses </text:span><text:span text:style-name="T9">Anmeldeformular</text:span><text:span text:style-name="T1"> aus und senden Sie es anschließend zusammen mit einer digitalen Präsentation Ihres Kunstwerks per E‑Mail an </text:span><text:a xlink:type="simple" xlink:href="../artofengineering@ferchau.de"><text:span text:style-name="Internet_20_link"><text:span text:style-name="T2">artofengineering@ferchau.de</text:span></text:span></text:a><text:span text:style-name="T1">. Ihre Ansprechpartnerin ist Frau Martina Gebhardt. Bitte beachten Sie die Teilnahmebedingungen und den Termin für den Anmeldeschluss.</text:span></text:p>
      <text:p text:style-name="P4"/>
      <text:p text:style-name="P2"><text:span text:style-name="T1">Informationen zum FERCHAU-Wettbewerb ART OF ENGINEERING finden Sie im Internet unter </text:span><text:a xlink:type="simple" xlink:href="http://www.ferchau.de/go/aoe"><text:span text:style-name="Internet_20_link"><text:span text:style-name="T2">http://www.ferchau.de/go/aoe</text:span></text:span></text:a><text:span text:style-name="T1">.</text:span></text:p>
      <text:p text:style-name="P3"/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4" office:value-type="string">
            <text:list xml:id="list37670049" text:style-name="WWNum10">
              <text:list-item>
                <text:p text:style-name="P35">Art der Anmeldung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list xml:id="list37678766" text:continue-numbering="true" text:style-name="WWNum10">
              <text:list-item>
                <text:p text:style-name="P15"/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list xml:id="list37688040" text:continue-numbering="true" text:style-name="WWNum10">
              <text:list-item>
                <text:p text:style-name="P16">Anmeldung als:</text:p>
              </text:list-item>
            </text:list>
          </table:table-cell>
          <table:table-cell table:style-name="Tabelle1.A3" table:number-columns-spanned="3" office:value-type="string">
            <text:list xml:id="list37664860" text:continue-numbering="true" text:style-name="WWNum10">
              <text:list-item>
                <text:p text:style-name="P18">(x ) Einzelperson</text:p>
              </text:list-item>
              <text:list-item>
                <text:p text:style-name="P18">( ) Gruppe (max. drei Personen)</text:p>
              </text:list-item>
            </text:list>
          </table:table-cell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9"/>
          </table:table-cell>
          <table:table-cell table:style-name="Tabelle1.A3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9"/>
          </table:table-cell>
          <table:table-cell table:style-name="Tabelle1.A3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le1.1">
          <table:table-cell table:style-name="Tabelle1.A1" table:number-columns-spanned="4" office:value-type="string">
            <text:list xml:id="list37668360" text:continue-numbering="true" text:style-name="WWNum10">
              <text:list-item>
                <text:p text:style-name="P34"><text:span text:style-name="T3">Angaben zu/r Person/en<text:line-break/></text:span><text:span text:style-name="T4">Bei Anmeldung als Gruppe bitte bis zu drei Personen aufführen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list xml:id="list37668249" text:continue-numbering="true" text:style-name="WWNum10">
              <text:list-item>
                <text:p text:style-name="P15"/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list xml:id="list37692696" text:continue-numbering="true" text:style-name="WWNum10">
              <text:list-item>
                <text:p text:style-name="P16">Teilnehmer 1:</text:p>
              </text:list-item>
            </text:list>
          </table:table-cell>
          <table:table-cell table:style-name="Tabelle1.A3" table:number-columns-spanned="2" office:value-type="string">
            <text:list xml:id="list37692474" text:continue-numbering="true" text:style-name="WWNum10">
              <text:list-item>
                <text:p text:style-name="P18">Anrede:</text:p>
              </text:list-item>
            </text:list>
          </table:table-cell>
          <table:covered-table-cell/>
          <table:table-cell table:style-name="Tabelle1.A3" office:value-type="string">
            <text:list xml:id="list37676393" text:continue-numbering="true" text:style-name="WWNum10">
              <text:list-item>
                <text:p text:style-name="P18">Herr</text:p>
              </text:list-item>
            </text:list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Titel:</text:p>
          </table:table-cell>
          <table:covered-table-cell/>
          <table:table-cell table:style-name="Tabelle1.A3" office:value-type="string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Vorname:</text:p>
          </table:table-cell>
          <table:covered-table-cell/>
          <table:table-cell table:style-name="Tabelle1.A3" office:value-type="string">
            <text:p text:style-name="P11">Rolf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Name:</text:p>
          </table:table-cell>
          <table:covered-table-cell/>
          <table:table-cell table:style-name="Tabelle1.A3" office:value-type="string">
            <text:p text:style-name="P11">Hemmerling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Geburtsdatum (tt.mm.jjjj):</text:p>
          </table:table-cell>
          <table:covered-table-cell/>
          <table:table-cell table:style-name="Tabelle1.A3" office:value-type="string">
            <text:p text:style-name="P11">18.11.1961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Geburtsort:</text:p>
          </table:table-cell>
          <table:covered-table-cell/>
          <table:table-cell table:style-name="Tabelle1.A3" office:value-type="string">
            <text:p text:style-name="P11">Säckingen / Baden-Württemberg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Staatsangehörigkeit:</text:p>
          </table:table-cell>
          <table:covered-table-cell/>
          <table:table-cell table:style-name="Tabelle1.A3" office:value-type="string">
            <text:p text:style-name="P11">Deutsch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Ort der Tätigkeit:</text:p>
          </table:table-cell>
          <table:covered-table-cell/>
          <table:table-cell table:style-name="Tabelle1.A3" office:value-type="string">
            <text:p text:style-name="P11">Hannover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1">Straße / Hausnummer:</text:p>
          </table:table-cell>
          <table:covered-table-cell/>
          <table:table-cell table:style-name="Tabelle1.A3" office:value-type="string">
            <text:p text:style-name="P11">Henckellweg 2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A3" table:number-columns-spanned="2" office:value-type="string">
            <text:p text:style-name="P12">PLZ / Ort:</text:p>
          </table:table-cell>
          <table:covered-table-cell/>
          <table:table-cell table:style-name="Tabelle1.A3" office:value-type="string">
            <text:p text:style-name="P12">30459 Hannover</text:p>
          </table:table-cell>
        </table:table-row>
        <table:table-row table:style-name="Tabelle1.1">
          <table:table-cell table:style-name="Tabelle1.A3" office:value-type="string">
            <text:p text:style-name="P12"/>
          </table:table-cell>
          <table:table-cell table:style-name="Tabelle1.A3" table:number-columns-spanned="2" office:value-type="string">
            <text:p text:style-name="P12">Fon:</text:p>
          </table:table-cell>
          <table:covered-table-cell/>
          <table:table-cell table:style-name="Tabelle1.A3" office:value-type="string">
            <text:p text:style-name="P25"><text:span text:style-name="T12">+49 511 2347019</text:span></text:p>
          </table:table-cell>
        </table:table-row>
        <table:table-row table:style-name="Tabelle1.1">
          <table:table-cell table:style-name="Tabelle1.A3" office:value-type="string">
            <text:p text:style-name="P12"/>
          </table:table-cell>
          <table:table-cell table:style-name="Tabelle1.A3" table:number-columns-spanned="2" office:value-type="string">
            <text:p text:style-name="P12">Fax:</text:p>
          </table:table-cell>
          <table:covered-table-cell/>
          <table:table-cell table:style-name="Tabelle1.A3" office:value-type="string">
            <text:p text:style-name="P12"/>
          </table:table-cell>
        </table:table-row>
        <table:table-row table:style-name="Tabelle1.1">
          <table:table-cell table:style-name="Tabelle1.A3" office:value-type="string">
            <text:p text:style-name="P12"/>
          </table:table-cell>
          <table:table-cell table:style-name="Tabelle1.A3" table:number-columns-spanned="2" office:value-type="string">
            <text:p text:style-name="P12">Mobil:</text:p>
          </table:table-cell>
          <table:covered-table-cell/>
          <table:table-cell table:style-name="Tabelle1.A3" office:value-type="string">
            <text:p text:style-name="P25"><text:span text:style-name="T12">+49 511 2347019</text:span></text:p>
          </table:table-cell>
        </table:table-row>
        <table:table-row table:style-name="Tabelle1.1">
          <table:table-cell table:style-name="Tabelle1.A3" office:value-type="string">
            <text:p text:style-name="P12"/>
          </table:table-cell>
          <table:table-cell table:style-name="Tabelle1.A3" table:number-columns-spanned="2" office:value-type="string">
            <text:p text:style-name="P12">E-Mail:</text:p>
          </table:table-cell>
          <table:covered-table-cell/>
          <table:table-cell table:style-name="Tabelle1.A3" office:value-type="string">
            <text:p text:style-name="P12">hemmerling@gmx.net</text:p>
          </table:table-cell>
        </table:table-row>
        <table:table-row table:style-name="Tabelle1.1">
          <table:table-cell table:style-name="Tabelle1.A3" office:value-type="string">
            <text:p text:style-name="P7"/>
          </table:table-cell>
          <table:table-cell table:style-name="Tabelle1.A3" table:number-columns-spanned="2" office:value-type="string">
            <text:p text:style-name="P7">Website:</text:p>
          </table:table-cell>
          <table:covered-table-cell/>
          <table:table-cell table:style-name="Tabelle1.A3" office:value-type="string">
            <text:p text:style-name="P8"><text:a xlink:type="simple" xlink:href="http://www.hemmerling.com/"><text:span text:style-name="Internet_20_link"><text:span text:style-name="T11">http://www.hemmerling.com</text:span></text:span></text:a></text:p>
          </table:table-cell>
        </table:table-row>
        <table:table-row table:style-name="Tabelle1.1">
          <table:table-cell table:style-name="Tabelle1.A2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4" office:value-type="string">
            <text:list xml:id="list37674969" text:continue-numbering="true" text:style-name="WWNum10">
              <text:list-item>
                <text:p text:style-name="P34"><text:span text:style-name="T3">Lebenslauf </text:span><text:span text:style-name="T4"><text:line-break/>Inklusive Angaben zum bisherigen beruflichen Werdegang oder künstlerischen Schaffen, insbesondere in der Verbindung von Technik und Kunst. Bei Anmeldung als Gruppe bitte für alle Personen aufführen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5" table:number-columns-spanned="4" office:value-type="string">
            <text:list xml:id="list37685662" text:continue-numbering="true" text:style-name="WWNum10">
              <text:list-item>
                <text:p text:style-name="P15"/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list xml:id="list37685350" text:continue-numbering="true" text:style-name="WWNum10">
              <text:list-item>
                <text:p text:style-name="P17">Teilnehmer 1:</text:p>
              </text:list-item>
            </text:list>
          </table:table-cell>
          <table:table-cell table:style-name="Tabelle1.A3" table:number-columns-spanned="3" office:value-type="string">
            <text:list xml:id="list37683765" text:continue-numbering="true" text:style-name="WWNum10">
              <text:list-item>
                <text:p text:style-name="P19">Siehe Extra-Dokument</text:p>
              </text:list-item>
            </text:list>
          </table:table-cell>
          <table:covered-table-cell/>
          <table:covered-table-cell/>
        </table:table-row>
        <table:table-row table:style-name="Tabelle1.1">
          <table:table-cell table:style-name="Tabelle1.A27" table:number-columns-spanned="4" office:value-type="string">
            <text:list xml:id="list37696257" text:continue-numbering="true" text:style-name="WWNum10">
              <text:list-item>
                <text:p text:style-name="P16"/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4" office:value-type="string">
            <text:list xml:id="list37684203" text:continue-numbering="true" text:style-name="WWNum10">
              <text:list-item>
                <text:p text:style-name="P35">Angaben zum Kunstwerk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5" table:number-columns-spanned="4" office:value-type="string">
            <text:list xml:id="list37678463" text:continue-numbering="true" text:style-name="WWNum10">
              <text:list-item>
                <text:p text:style-name="P15"/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list xml:id="list37669196" text:continue-numbering="true" text:style-name="WWNum10">
              <text:list-item>
                <text:p text:style-name="P16">Titel/Bezeichnung <text:line-break/>des Kunstwerks:</text:p>
              </text:list-item>
            </text:list>
          </table:table-cell>
          <table:table-cell table:style-name="Tabelle1.A3" table:number-columns-spanned="3" office:value-type="string">
            <text:list xml:id="list37692407" text:continue-numbering="true" text:style-name="WWNum10">
              <text:list-item>
                <text:p text:style-name="P20">R3974</text:p>
              </text:list-item>
            </text:list>
          </table:table-cell>
          <table:covered-table-cell/>
          <table:covered-table-cell/>
        </table:table-row>
        <text:soft-page-break/>
        <table:table-row table:style-name="Tabelle1.1">
          <table:table-cell table:style-name="Tabelle1.A31" office:value-type="string">
            <text:list xml:id="list37675699" text:continue-numbering="true" text:style-name="WWNum10">
              <text:list-item>
                <text:p text:style-name="P21">Originalmaße:</text:p>
              </text:list-item>
            </text:list>
          </table:table-cell>
          <table:table-cell table:style-name="Tabelle1.A31" table:number-columns-spanned="3" office:value-type="string">
            <text:list xml:id="list37695356" text:continue-numbering="true" text:style-name="WWNum10">
              <text:list-item>
                <text:p text:style-name="P20">(Abmessungen L x B x H)</text:p>
              </text:list-item>
              <text:list-item>
                <text:p text:style-name="P18">Keine physikalischen Abmaße, da rein digitales Kunstwerk.</text:p>
              </text:list-item>
            </text:list>
          </table:table-cell>
          <table:covered-table-cell/>
          <table:covered-table-cell/>
        </table:table-row>
        <table:table-row table:style-name="Tabelle1.1">
          <table:table-cell table:style-name="Tabelle1.A31" office:value-type="string">
            <text:p text:style-name="P28">Gewicht:</text:p>
          </table:table-cell>
          <table:table-cell table:style-name="Tabelle1.A31" table:number-columns-spanned="3" office:value-type="string">
            <text:p text:style-name="P29">Nur Datenträger-Gewicht ( CDROM,.. )</text:p>
          </table:table-cell>
          <table:covered-table-cell/>
          <table:covered-table-cell/>
        </table:table-row>
        <table:table-row table:style-name="Tabelle1.1">
          <table:table-cell table:style-name="Tabelle1.A31" office:value-type="string">
            <text:p text:style-name="P9">Beschreibung:</text:p>
          </table:table-cell>
          <table:table-cell table:style-name="Tabelle1.A31" table:number-columns-spanned="3" office:value-type="string">
            <text:p text:style-name="P11">(Technik, Material, Trägermaterial)</text:p>
            <text:p text:style-name="P11">Digitales Kunstwerk, erzeugt mit der 3D-Software „DIALux“ sowie unter Verwendung von Microsoft Powerpoint und Adobe Photoshop:</text:p>
            <text:p text:style-name="P11"/>
            <text:p text:style-name="P11">Visualisierung einer Beleuchtungsplanung für den Labor- und <text:s/>Bildschirmarbeitsraum R3974 der FH Hannover, dargestellt in 4 Schritten: </text:p>
            <text:list xml:id="list37674215" text:style-name="WWNum11">
              <text:list-item>
                <text:p text:style-name="P30">Photo des realen Raums ( bei Tageslicht, mit angeschalteter Beleuchtung )</text:p>
              </text:list-item>
              <text:list-item>
                <text:p text:style-name="P30">Simulation des Raums, seiner Reflektionseigenschaften und der Lichtverhältnisse in der Software DIALux </text:p>
                <text:list>
                  <text:list-item>
                    <text:p text:style-name="P31">Realistische Nachplanung des Raums, seiner Reflektionseigenschaften und der tatsächlich installierten Deckenbeleuchtung <text:s/>( Darstellung bei Tageslicht, ohne <text:s/>Kunstlicht)</text:p>
                  </text:list-item>
                  <text:list-item>
                    <text:p text:style-name="P31">Nachplanung des Raums und der tatsächlich installierten Deckenbeleuchtung, aber <text:s/>mit nichtreflektierenden schwarzen Wänden ( Darstellung bei Kunstlicht, ohne Tageslicht ).</text:p>
                  </text:list-item>
                  <text:list-item>
                    <text:p text:style-name="P31">Normgerechte und arbeitsaufgabenbezogene <text:s/>Neuplanung, ( Darstellung bei Kunstlicht, ohne Tageslicht ). </text:p>
                  </text:list-item>
                </text:list>
              </text:list-item>
            </text:list>
            <text:p text:style-name="P11">Vorteile der Neuplanung</text:p>
            <text:list xml:id="list37676344" text:style-name="WWNum12">
              <text:list-item>
                <text:p text:style-name="P32">30% weniger verbaute Deckenbeleuchtungs-Anschlußleistung ( 1144 Watt statt 1624 Watt), also mindestens 30% Energieeinsparung</text:p>
              </text:list-item>
              <text:list-item>
                <text:p text:style-name="P32">Weitere Energieeinsparung durch Dimmen und Einzel-Anschalten von Leuchten je nach Arbeitsaufgabe und Tageszeit</text:p>
              </text:list-item>
              <text:list-item>
                <text:p text:style-name="P32">Vermeidung der weiteren Verwendung von im Raum installierten Tischleuchten, die nur für traditionelle Glühbirnen, d.h. nicht für Energiesparleuchten ausgelegt sind.</text:p>
              </text:list-item>
              <text:list-item>
                <text:p text:style-name="P32">Verwirklichung des Konzepts einer „Zonenbeleuchtung“ mit einer angenehmen Mischung aus indirekter und direkter Arbeitsplatzbeleuchtung, die den flexiblen und vielfältigen Anforderungen an den Raum gerecht wird</text:p>
              </text:list-item>
              <text:list-item>
                <text:p text:style-name="P32">Erhöhung der horizontalen und vertikalen Beleuchtungsstärke an den Arbeitsplätzen auf normgerechte Werte</text:p>
              </text:list-item>
              <text:list-item>
                <text:p text:style-name="P32">Deutliche Verringerung der Direktreflektion an den Arbeitsplätzen, so daß diese nicht mehr störend wirkt.</text:p>
              </text:list-item>
            </text:list>
            <text:p text:style-name="P11"/>
            <text:p text:style-name="P11">Künstlerische Aspekte meines Werks</text:p>
            <text:list xml:id="list37668297" text:style-name="WWNum13">
              <text:list-item>
                <text:p text:style-name="P33">Die Beherrschung der Wirkung von <text:s/>Raum und Energie mittels Beleuchtungsplanung</text:p>
              </text:list-item>
              <text:list-item>
                <text:p text:style-name="P33">Die Abhängigkeit der Raumwirkung von der Reflektion der Oberflächen in diesem Raum</text:p>
              </text:list-item>
              <text:list-item>
                <text:p text:style-name="P33">Das Erlebnis der Entfaltung unterschiedlicher Raumwirkungen durch Simulation von Raum, Licht und Energie</text:p>
              </text:list-item>
            </text:list>
          </table:table-cell>
          <table:covered-table-cell/>
          <table:covered-table-cell/>
        </table:table-row>
        <table:table-row table:style-name="Tabelle1.1">
          <table:table-cell table:style-name="Tabelle1.A31" office:value-type="string">
            <text:p text:style-name="P9">Entstehungsjahr:</text:p>
          </table:table-cell>
          <table:table-cell table:style-name="Tabelle1.A31" table:number-columns-spanned="3" office:value-type="string">
            <text:p text:style-name="P11">(das eingereichte Kunstwerk darf nicht älter als 2 Jahre sein)</text:p>
            <text:p text:style-name="P11">2007</text:p>
          </table:table-cell>
          <table:covered-table-cell/>
          <table:covered-table-cell/>
        </table:table-row>
        <table:table-row table:style-name="Tabelle1.1">
          <table:table-cell table:style-name="Tabelle1.A31" office:value-type="string">
            <text:p text:style-name="P9">Entstehungsort:</text:p>
          </table:table-cell>
          <table:table-cell table:style-name="Tabelle1.A31" table:number-columns-spanned="3" office:value-type="string">
            <text:p text:style-name="P11">(das eingereichte Kunstwerk muss im Inland entstanden sein)</text:p>
            <text:p text:style-name="P11">Hannover, Deutschland</text:p>
          </table:table-cell>
          <table:covered-table-cell/>
          <table:covered-table-cell/>
        </table:table-row>
        <table:table-row table:style-name="Tabelle1.1">
          <table:table-cell table:style-name="Tabelle1.A31" office:value-type="string">
            <text:p text:style-name="P28">Wert in Euro:</text:p>
          </table:table-cell>
          <table:table-cell table:style-name="Tabelle1.A31" table:number-columns-spanned="3" office:value-type="string">
            <text:p text:style-name="P29">Verkaufspreis<text:line-break/>Gutachten<text:line-break/>eigene Schätzung: 10000 EUR</text:p>
            <text:p text:style-name="P29">Sonstiges</text:p>
          </table:table-cell>
          <table:covered-table-cell/>
          <table:covered-table-cell/>
        </table:table-row>
        <table:table-row table:style-name="Tabelle1.1">
          <table:table-cell table:style-name="Tabelle1.A31" office:value-type="string">
            <text:p text:style-name="P28">Transport und Lagerung:</text:p>
          </table:table-cell>
          <table:table-cell table:style-name="Tabelle1.A31" table:number-columns-spanned="3" office:value-type="string">
            <text:p text:style-name="P29">Falls Ihr Kunstwerk bei Transport und Lagerung besondere Bedingungen zur Vermeidung von Beschädigung oder Wertverlust erfordert (z. B. besondere klimatische Voraussetzungen): Welche sind das präzise?</text:p>
            <text:p text:style-name="P29">Normale Anforderungen für CD-ROM Datenträger </text:p>
          </table:table-cell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4" office:value-type="string">
            <text:list xml:id="list37686941" text:continue-list="list37695356" text:style-name="WWNum10">
              <text:list-item>
                <text:p text:style-name="P34"><text:span text:style-name="T3">Angaben zur Einreichungsform <text:line-break/></text:span><text:span text:style-name="T10">Nur digitale Präsentationen! Bitte beachten Sie § 3 der Teilnahmebedingungen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5" table:number-columns-spanned="4" office:value-type="string">
            <text:list xml:id="list37666706" text:continue-numbering="true" text:style-name="WWNum10">
              <text:list-item>
                <text:p text:style-name="P15">PDF-Datei ( 300 <text:s/>Kbyte ), <text:s/>ohne Datenträg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42" table:number-columns-spanned="4" office:value-type="string">
            <text:list xml:id="list37692878" text:continue-numbering="true" text:style-name="WWNum10">
              <text:list-item>
                <text:p text:style-name="P18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elle1.1">
          <table:table-cell table:style-name="Tabelle1.A3" table:number-columns-spanned="4" office:value-type="string">
            <text:list xml:id="list37690373" text:continue-numbering="true" text:style-name="WWNum10">
              <text:list-item>
                <text:p text:style-name="P18">Die FERCHAU Engineering GmbH sichert zu, dass die eingereichten Unterlagen nur den unmittelbar mit der Bewertung betrauten Personen zur Verfügung gestellt werden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1">Ich/wir versicher(e)n, dass das eingereichte Kunstwerk bisher nicht zu anderen Wettbewerben eingereicht bzw. ausgezeichnet worden ist.</text:p>
            <text:p text:style-name="P11">Ich/wir bestätige(n), dass ich/wir die Teilnahmebedingungen akzeptiere(n), die von mir/uns gemachten Angaben korrekt sind und dass ich/wir im Besitz der Rechte für das eingereichte Kunstwerk bin/sind, bzw. mir/uns die Zustimmung der Inhaberin oder des Inhabers der Urheberrechte vorliegt/en.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4" office:value-type="string">
            <text:p text:style-name="P12">Rolf Hemmerling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2" office:value-type="string">
            <text:p text:style-name="P6">Hannover, 2007-12-24</text:p>
          </table:table-cell>
          <table:covered-table-cell/>
          <table:table-cell table:style-name="Tabelle1.A3" table:number-columns-spanned="2" office:value-type="string">
            <text:p text:style-name="P6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Narrow" svg:font-family="'Arial Narrow'" style:font-family-generic="roman"/>
    <style:font-face style:name="Tahoma" svg:font-family="Tahoma" style:font-family-generic="roman"/>
    <style:font-face style:name="Arial1" svg:font-family="Arial" style:font-family-generic="swiss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5cm" fo:margin-right="0cm" fo:text-align="start" style:justify-single-word="false" fo:orphans="2" fo:widows="2" fo:text-indent="0cm" style:auto-text-indent="false" fo:keep-with-next="always" style:vertical-align="auto">
        <style:tab-stops>
          <style:tab-stop style:position="6.001cm"/>
        </style:tab-stops>
      </style:paragraph-properties>
      <style:text-properties style:font-name="Arial1" fo:font-size="12pt" fo:letter-spacing="-0.011cm" fo:language="de" fo:country="DE" fo:font-weight="bold" fo:background-color="#ffffff" style:font-size-asian="12pt" style:language-asian="de" style:country-asian="DE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/>
      <style:text-properties style:font-name="Arial1" fo:font-size="14pt" fo:language="de" fo:country="DE" fo:font-weight="bold" style:font-size-asian="14pt" style:language-asian="de" style:country-asian="DE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/>
      <style:text-properties style:font-name="Arial1" fo:font-size="14pt" fo:language="de" fo:country="DE" fo:font-style="italic" fo:font-weight="bold" style:font-size-asian="14pt" style:language-asian="de" style:country-asian="DE" style:font-style-asian="italic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/>
      <style:text-properties style:font-name="Arial1" fo:font-size="10pt" fo:language="de" fo:country="DE" fo:font-style="italic" fo:font-weight="bold" style:font-size-asian="10pt" style:language-asian="de" style:country-asian="DE" style:font-style-asian="italic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99cm" fo:margin-right="0.199cm" fo:text-align="start" style:justify-single-word="false" fo:orphans="2" fo:widows="2" fo:text-indent="0cm" style:auto-text-indent="false" fo:keep-with-next="always" style:vertical-align="auto"/>
      <style:text-properties style:font-name="Arial1" fo:font-size="10pt" fo:language="de" fo:country="DE" fo:font-weight="bold" style:font-size-asian="10pt" style:language-asian="de" style:country-asian="DE" style:font-weight-asian="bold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2" fo:font-size="10pt" fo:language="de" fo:country="DE" style:font-size-asian="10pt" style:language-asian="de" style:country-asian="DE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2" fo:font-size="10pt" fo:language="de" fo:country="DE" style:font-size-asian="10pt" style:language-asian="de" style:country-asian="DE"/>
    </style:style>
    <style:style style:name="List_20_Bullet" style:display-name="List Bullet" style:family="paragraph" style:default-outline-level="">
      <style:paragraph-properties fo:margin-left="0.635cm" fo:margin-right="0cm" fo:text-align="start" style:justify-single-word="false" fo:orphans="2" fo:widows="2" fo:text-indent="-0.635cm" style:auto-text-indent="false" style:vertical-align="auto">
        <style:tab-stops>
          <style:tab-stop style:position="0.635cm"/>
        </style:tab-stops>
      </style:paragraph-properties>
      <style:text-properties style:font-name="Arial2" fo:font-size="10pt" fo:language="de" fo:country="DE" style:font-size-asian="10pt" style:language-asian="de" style:country-asian="DE"/>
    </style:style>
    <style:style style:name="Block_20_Text" style:display-name="Block Text" style:family="paragraph" style:default-outline-level="">
      <style:paragraph-properties fo:margin-left="0.199cm" fo:margin-right="-0.199cm" fo:margin-top="0.106cm" fo:margin-bottom="0.106cm" style:contextual-spacing="false" fo:text-align="start" style:justify-single-word="false" fo:orphans="2" fo:widows="2" fo:text-indent="0cm" style:auto-text-indent="false" style:vertical-align="auto"/>
      <style:text-properties style:font-name="Arial2" fo:font-size="10pt" fo:language="de" fo:country="DE" style:font-size-asian="10pt" style:language-asian="de" style:country-asian="DE"/>
    </style:style>
    <style:style style:name="Sprechblasentex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size="8pt" fo:language="de" fo:country="DE" style:font-size-asian="8pt" style:language-asian="de" style:country-asian="DE"/>
    </style:style>
    <style:style style:name="Formatvorlage_20_8_20_pt_20_Weiß_20_Vor_3a__20__20_3_20_pt_20_Nach_3a__20__20_3_20_pt" style:display-name="Formatvorlage 8 pt Weiß Vor:  3 pt Nach:  3 pt" style:family="paragraph" style:default-outline-level="">
      <style:paragraph-properties fo:margin-left="0cm" fo:margin-right="0cm" fo:margin-top="0.141cm" fo:margin-bottom="0.141cm" style:contextual-spacing="false" fo:text-align="start" style:justify-single-word="false" fo:orphans="2" fo:widows="2" fo:text-indent="0cm" style:auto-text-indent="false" style:vertical-align="auto"/>
      <style:text-properties style:font-name="Arial2" fo:font-size="8pt" fo:language="de" fo:country="DE" style:font-size-asian="8pt" style:language-asian="de" style:country-asian="DE"/>
    </style:style>
    <style:style style:name="BB_20_8pt" style:display-name="BB 8pt" style:family="paragraph" style:default-outline-level="">
      <style:paragraph-properties fo:margin-left="0cm" fo:margin-right="0cm" fo:margin-top="0.053cm" fo:margin-bottom="0.053cm" style:contextual-spacing="false" fo:text-align="start" style:justify-single-word="false" fo:orphans="2" fo:widows="2" fo:text-indent="0cm" style:auto-text-indent="false" style:vertical-align="auto"/>
      <style:text-properties style:font-name="Arial2" fo:font-size="8pt" fo:language="de" fo:country="DE" style:font-size-asian="8pt" style:language-asian="de" style:country-asian="DE"/>
    </style:style>
    <style:style style:name="Fett_20_Kapitel_20_8pt" style:display-name="Fett Kapitel 8pt" style:family="paragraph" style:default-outline-level="">
      <style:paragraph-properties fo:margin-left="0.501cm" fo:margin-right="0cm" fo:margin-top="0.053cm" fo:margin-bottom="0.053cm" style:contextual-spacing="false" fo:text-align="start" style:justify-single-word="false" fo:orphans="2" fo:widows="2" fo:text-indent="-0.501cm" style:auto-text-indent="false" style:vertical-align="auto">
        <style:tab-stops>
          <style:tab-stop style:position="0.501cm"/>
        </style:tab-stops>
      </style:paragraph-properties>
      <style:text-properties style:font-name="Arial2" fo:font-size="8pt" fo:language="de" fo:country="DE" fo:font-weight="bold" style:font-size-asian="8pt" style:language-asian="de" style:country-asian="DE" style:font-weight-asian="bold"/>
    </style:style>
    <style:style style:name="Formatvorlage_20_Abstand" style:display-name="Formatvorlage Abstand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2" fo:font-size="8pt" fo:language="de" fo:country="DE" style:font-size-asian="8pt" style:language-asian="de" style:country-asian="DE"/>
    </style:style>
    <style:style style:name="Formatvorlage_20_Formatvorlage_20_Überschrift_20_5_20__2b__20_6_20_pt_20_Nicht_20_Fett_20__2b_" style:display-name="Formatvorlage Formatvorlage Überschrift 5 + 6 pt Nicht Fett +" style:family="paragraph" style:default-outline-level="">
      <style:paragraph-properties fo:margin-left="0.199cm" fo:margin-right="0.199cm" fo:margin-top="0.106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2" fo:font-size="6pt" fo:language="de" fo:country="DE" style:font-size-asian="6pt" style:language-asian="de" style:country-asian="D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BB_20_8pt_20_Zchn_20_Zchn" style:display-name="BB 8pt Zchn Zchn" style:family="text" style:parent-style-name="Default_20_Paragraph_20_Font">
      <style:text-properties style:font-name="Arial2" fo:font-size="8pt" fo:language="de" fo:country="DE" style:font-size-asian="8pt" style:language-asian="de" style:country-asian="DE"/>
    </style:style>
    <style:style style:name="Formatvorlage_20_Formatvorlage_20_Überschrift_20_5_20__2b__20_6_20_pt_20_Nicht_20_Fett_20__2b__20_Zchn" style:display-name="Formatvorlage Formatvorlage Überschrift 5 + 6 pt Nicht Fett + Zchn" style:family="text" style:parent-style-name="Default_20_Paragraph_20_Font">
      <style:text-properties style:font-name="Arial2" fo:font-size="6pt" fo:language="de" fo:country="DE" style:font-size-asian="6pt" style:language-asian="de" style:country-asian="D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23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Arial2" fo:font-size="6pt" fo:language="de" fo:country="DE" style:font-size-asian="6pt" style:language-asian="de" style:country-asian="DE"/>
    </style:style>
    <style:style style:name="MT2" style:family="text">
      <style:text-properties fo:text-transform="uppercase" style:font-name="Arial2" fo:font-size="14pt" fo:language="de" fo:country="DE" fo:font-weight="bold" style:font-size-asian="14pt" style:language-asian="de" style:country-asian="DE" style:font-weight-asian="bold"/>
    </style:style>
    <style:style style:name="MT3" style:family="text">
      <style:text-properties fo:text-transform="uppercase" style:font-name="Arial2" fo:font-size="14pt" fo:language="de" fo:country="DE" style:font-size-asian="14pt" style:language-asian="de" style:country-asian="DE"/>
    </style:style>
    <style:style style:name="MT4" style:family="text">
      <style:text-properties style:font-name="Arial Narrow" fo:font-size="8pt" fo:language="de" fo:country="DE" style:font-size-asian="8pt" style:language-asian="de" style:country-asian="DE"/>
    </style:style>
    <style:style style:name="MT5" style:family="text">
      <style:text-properties style:font-name="Arial Narrow"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-color="#ffffff" fo:min-height="4.466cm" fo:min-width="0.335cm" style:run-through="background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4.45cm" fo:margin-bottom="1.3cm" fo:margin-left="2cm" fo:margin-right="1.501cm" style:writing-mode="lr-tb" style:layout-grid-color="#c0c0c0" style:layout-grid-lines="2395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5cm" fo:margin-left="0cm" fo:margin-right="0cm" fo:margin-bottom="1.452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custom-shape text:anchor-type="paragraph" draw:z-index="2" draw:style-name="Mgr1" svg:width="0.592cm" svg:height="4.467cm" svg:x="0.631cm" svg:y="23.82cm"><text:p><text:span text:style-name="MT1">7.9.28</text:span></text:p><text:p/><text:p/><draw:enhanced-geometry svg:viewBox="0 0 21600 21600" draw:type="mso-spt202" draw:enhanced-path="M 0 0 L 21600 0 21600 21600 0 21600 0 0 Z N"/></draw:custom-shape><text:span text:style-name="MT2">Anmeldeformular</text:span><text:span text:style-name="MT3"> Kunstwettbewerb „Art of Engineering“</text:span><draw:frame draw:style-name="Mfr1" draw:name="Grafik1" text:anchor-type="char" svg:x="0cm" svg:y="0cm" svg:width="4.03cm" svg:height="0.891cm" draw:z-index="5"><draw:image xlink:href="Pictures/10000000000006A40000017853E68657.png" xlink:type="simple" xlink:show="embed" xlink:actuate="onLoad"/></draw:frame></text:p>
      </style:header>
      <style:footer>
        <text:p text:style-name="MP1"><text:span text:style-name="page_20_number"><text:span text:style-name="MT4">Seite </text:span></text:span><text:span text:style-name="page_20_number"><text:span text:style-name="MT5"><text:page-number text:select-page="current">1</text:page-number></text:span></text:span><text:span text:style-name="page_20_number"><text:span text:style-name="MT4"> von </text:span></text:span><text:span text:style-name="page_20_number"><text:span text:style-name="MT5"><text:page-count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meldeformular</dc:title>
    <dc:subject>Technischer Kunstwettbewerb "Art of Engineering"</dc:subject>
    <meta:initial-creator>Nando Förster</meta:initial-creator>
    <meta:keyword>7.9.28 (28.09.2007)</meta:keyword>
    <meta:creation-date>2007-10-25T18:59:00</meta:creation-date>
    <dc:date>2015-03-21T17:51:31.42</dc:date>
    <meta:print-date>2006-02-08T08:53:00</meta:print-date>
    <meta:editing-cycles>37</meta:editing-cycles>
    <meta:editing-duration>P0D</meta:editing-duration>
    <meta:generator>LibreOffice/3.6$Windows_x86 LibreOffice_project/e183d5b-f8ccaf6-3804794-95b4be8-895629</meta:generator>
    <meta:document-statistic meta:table-count="1" meta:image-count="1" meta:object-count="0" meta:page-count="3" meta:paragraph-count="90" meta:word-count="701" meta:character-count="5326" meta:non-whitespace-character-count="4734"/>
    <meta:user-defined meta:name="Company">FERCHAU Engineering GmbH</meta:user-defined>
    <meta:user-defined meta:name="Operator">Administrator</meta:user-defined>
  </office:meta>
</office:document-meta>
</file>